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"/>
    <style:font-face style:name="Segoe UI" svg:font-family="'Segoe UI'" style:font-family-generic="system" style:font-pitch="variable"/>
    <style:font-face style:name="Source Code Pro" svg:font-family="'Source Code Pro', Consolas, 'Bitstream Vera Sans Mono', 'Courier New', Courier, monospac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  <style:text-properties fo:color="#333333" loext:opacity="100%" fo:font-weight="normal"/>
    </style:style>
    <style:style style:name="P2" style:family="paragraph" style:parent-style-name="Heading_20_2">
      <style:paragraph-properties fo:line-height="110%"/>
    </style:style>
    <style:style style:name="P3" style:family="paragraph" style:parent-style-name="Heading_20_3">
      <style:paragraph-properties fo:line-height="110%"/>
    </style:style>
    <style:style style:name="P4" style:family="paragraph" style:parent-style-name="Heading_20_3">
      <style:paragraph-properties fo:margin-left="0in" fo:margin-right="0in" fo:margin-top="0.0972in" fo:margin-bottom="0.1563in" style:contextual-spacing="false" style:line-height-at-least="0.302in" fo:orphans="2" fo:widows="2" fo:text-indent="0in" style:auto-text-indent="false"/>
    </style:style>
    <style:style style:name="P5" style:family="paragraph" style:parent-style-name="Preformatted_20_Text">
      <style:paragraph-properties fo:line-height="143%"/>
    </style:style>
    <style:style style:name="P6" style:family="paragraph" style:parent-style-name="Preformatted_20_Text">
      <style:paragraph-properties fo:margin-top="0in" fo:margin-bottom="0.1965in" style:contextual-spacing="false" fo:line-height="143%"/>
    </style:style>
    <style:style style:name="P7" style:family="paragraph" style:parent-style-name="Text_20_body">
      <style:paragraph-properties fo:margin-left="0in" fo:margin-right="0in" style:line-height-at-least="0.198in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  <style:text-properties fo:color="#000000" loext:opacity="100%"/>
    </style:style>
    <style:style style:name="P9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Heading_20_1">
      <style:paragraph-properties fo:margin-left="0in" fo:margin-right="0in" fo:margin-top="0.6252in" fo:margin-bottom="0.1043in" style:contextual-spacing="false" fo:line-height="100%" fo:text-indent="0in" style:auto-text-indent="false"/>
      <style:text-properties fo:color="#333333" loext:opacity="100%" style:font-name="inherit" fo:font-size="24pt" fo:letter-spacing="-0.0102in" fo:font-weight="normal" style:font-size-asian="24pt" style:font-size-complex="24pt"/>
    </style:style>
    <style:style style:name="P12" style:family="paragraph" style:parent-style-name="Text_20_body" style:list-style-name="L1">
      <style:paragraph-properties fo:margin-left="0in" fo:margin-right="0in" fo:margin-top="0.4898in" fo:margin-bottom="0.1043in" style:contextual-spacing="false" fo:text-indent="0in" style:auto-text-indent="false" fo:padding="0in" fo:border="none"/>
    </style:style>
    <style:style style:name="P13" style:family="paragraph" style:parent-style-name="Text_20_body" style:list-style-name="L2">
      <style:paragraph-properties fo:margin-left="0in" fo:margin-right="0.0417in" fo:margin-top="0in" fo:margin-bottom="0.1043in" style:contextual-spacing="false" fo:text-indent="0in" style:auto-text-indent="false" fo:padding="0in" fo:border="none"/>
    </style:style>
    <style:style style:name="P14" style:family="paragraph" style:parent-style-name="Text_20_body" style:list-style-name="L2">
      <style:paragraph-properties fo:margin-top="0in" fo:margin-bottom="0.1043in" style:contextual-spacing="false" fo:padding="0in" fo:border="none"/>
    </style:style>
    <style:style style:name="P15" style:family="paragraph" style:parent-style-name="Text_20_body">
      <style:paragraph-properties fo:text-align="center" style:justify-single-word="false"/>
    </style:style>
    <style:style style:name="T1" style:family="text">
      <style:text-properties fo:color="#333333" loext:opacity="100%" fo:font-size="13.5pt" fo:font-weight="normal" loext:padding="0in" loext:border="none"/>
    </style:style>
    <style:style style:name="T2" style:family="text">
      <style:text-properties fo:color="#267438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color="#267438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4" style:family="text">
      <style:text-properties fo:color="#267438" loext:opacity="100%" style:text-line-through-style="none" style:text-line-through-type="none" fo:font-size="13.5pt" style:text-underline-style="none" fo:font-weight="normal" style:text-blinking="false" fo:background-color="transparent" loext:char-shading-value="0" loext:padding="0in" loext:border="none"/>
    </style:style>
    <style:style style:name="T5" style:family="text">
      <style:text-properties fo:color="#267438" loext:opacity="100%" style:font-name="Source Code Pro" fo:font-size="10.5pt" fo:font-weight="bold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6" style:family="text">
      <style:text-properties fo:color="#ffffff" loext:opacity="100%" style:text-line-through-style="none" style:text-line-through-type="none" fo:font-size="13.5pt" style:text-underline-style="none" fo:font-weight="bold" style:text-blinking="false" fo:background-color="#63b175" loext:char-shading-value="0" loext:padding="0in" loext:border="none"/>
    </style:style>
    <style:style style:name="T7" style:family="text">
      <style:text-properties fo:color="#ffffff" loext:opacity="100%" style:text-line-through-style="none" style:text-line-through-type="none" fo:font-size="12pt" style:text-underline-style="none" fo:font-weight="bold" style:text-blinking="false" fo:background-color="#333333" loext:char-shading-value="0" loext:padding-left="0in" loext:padding-right="0in" loext:padding-top="0in" loext:padding-bottom="0.0311in" loext:border-left="none" loext:border-right="none" loext:border-top="none" loext:border-bottom="3pt solid #63b175"/>
    </style:style>
    <style:style style:name="T8" style:family="text">
      <style:text-properties fo:color="#ffffff" loext:opacity="100%" fo:font-size="13.5pt" fo:font-weight="bold" fo:background-color="#323232" loext:char-shading-value="0" loext:padding="0in" loext:border="none"/>
    </style:style>
    <style:style style:name="T9" style:family="text">
      <style:text-properties style:font-name="inherit" fo:font-size="18pt" fo:font-weight="bold"/>
    </style:style>
    <style:style style:name="T10" style:family="text">
      <style:text-properties style:font-name="inherit" fo:font-size="21.75pt" fo:font-weight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weight="bold"/>
    </style:style>
    <style:style style:name="T13" style:family="text">
      <style:text-properties fo:color="#000000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4" style:family="text">
      <style:text-properties fo:color="#000000" loext:opacity="100%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5" style:family="text">
      <style:text-properties fo:color="#000000" loext:opacity="100%" fo:font-style="italic"/>
    </style:style>
    <style:style style:name="T16" style:family="text">
      <style:text-properties fo:font-variant="normal" fo:text-transform="none" fo:color="#000000" loext:opacity="100%" style:font-name="inherit" fo:font-size="18.75pt" fo:letter-spacing="-0.0102in" fo:font-style="normal" fo:font-weight="normal" loext:padding-left="0in" loext:padding-right="0in" loext:padding-top="0.2602in" loext:padding-bottom="0.2602in" loext:border-left="none" loext:border-right="none" loext:border-top="0.06pt solid #efefef" loext:border-bottom="0.06pt solid #efefef"/>
    </style:style>
    <style:style style:name="T17" style:family="text">
      <style:text-properties fo:font-variant="normal" fo:text-transform="none" fo:color="#267438" loext:opacity="100%" style:text-line-through-style="none" style:text-line-through-type="none" style:font-name="Raleway" fo:font-size="13.5pt" fo:letter-spacing="normal" fo:font-style="normal" style:text-underline-style="none" fo:font-weight="bold" style:text-blinking="false" fo:background-color="transparent" loext:char-shading-value="0" loext:padding-left="0in" loext:padding-right="0in" loext:padding-top="0.2602in" loext:padding-bottom="0.2602in" loext:border-left="none" loext:border-right="none" loext:border-top="0.06pt solid #efefef" loext:border-bottom="0.06pt solid #efefef"/>
    </style:style>
    <style:style style:name="T18" style:family="text">
      <style:text-properties fo:color="#63b175" loext:opacity="100%" style:font-name="Source Code Pro" fo:font-size="10.5pt" fo:font-weight="bold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9" style:family="text">
      <style:text-properties fo:color="#4e9359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New Features in Java 8</text:h>
      <text:p text:style-name="P1">Last modified: January 18, 2021</text:p>
      <text:p text:style-name="P7"><text:span text:style-name="T1">by </text:span><text:a xlink:type="simple" xlink:href="https://www.baeldung.com/author/baeldung/" text:style-name="Internet_20_link" text:visited-style-name="Visited_20_Internet_20_Link"><text:span text:style-name="T4">baeldung</text:span></text:a></text:p>
      <text:list xml:id="list630233443" text:style-name="L1">
        <text:list-item>
          <text:p text:style-name="P12"><text:a xlink:type="simple" xlink:href="https://www.baeldung.com/category/java/" text:style-name="Internet_20_link" text:visited-style-name="Visited_20_Internet_20_Link"><text:span text:style-name="T6">Java</text:span></text:a><text:bookmark text:name="java-popup-trigger"/><text:span text:style-name="T8">+</text:span></text:p>
        </text:list-item>
      </text:list>
      <text:list xml:id="list3499087064" text:style-name="L2">
        <text:list-item>
          <text:p text:style-name="P13"><text:a xlink:type="simple" xlink:href="https://www.baeldung.com/tag/java-8/" text:style-name="Internet_20_link" text:visited-style-name="Visited_20_Internet_20_Link"><text:span text:style-name="T7">Java 8</text:span></text:a></text:p>
        </text:list-item>
        <text:list-item>
          <text:p text:style-name="P14"><text:a xlink:type="simple" xlink:href="https://www.baeldung.com/tag/java-streams/" text:style-name="Internet_20_link" text:visited-style-name="Visited_20_Internet_20_Link"><text:span text:style-name="T7">Java Streams</text:span></text:a></text:p>
        </text:list-item>
      </text:list>
      <text:h text:style-name="P4" text:outline-level="3"><text:span text:style-name="T16">Get started with Spring 5 and Spring Boot 2, through the </text:span><text:span text:style-name="Emphasis"><text:span text:style-name="T16">Learn Spring</text:span></text:span><text:span text:style-name="T16"> course:</text:span></text:h>
      <text:h text:style-name="P2" text:outline-level="2"><text:span text:style-name="Strong_20_Emphasis"><text:span text:style-name="T10">1. Overview</text:span></text:span></text:h>
      <text:section text:style-name="Sect1" text:name="overview">
        <text:p text:style-name="Text_20_body"/>
      </text:section>
      <text:p text:style-name="P8">In this article, we'll have a quick look at some of the most interesting new features in Java 8.</text:p>
      <text:p text:style-name="P8">We'll talk about: interface default and static methods, method reference and Optional.</text:p>
      <text:p text:style-name="P9"><text:span text:style-name="T11">We have already covered some the features of the Java 8's release – </text:span><text:a xlink:type="simple" xlink:href="https://www.baeldung.com/java-8-streams-introduction" text:style-name="Internet_20_link" text:visited-style-name="Visited_20_Internet_20_Link"><text:span text:style-name="T2">stream API</text:span></text:a><text:span text:style-name="T11">, </text:span><text:a xlink:type="simple" xlink:href="https://www.baeldung.com/java-8-lambda-expressions-tips" text:style-name="Internet_20_link" text:visited-style-name="Visited_20_Internet_20_Link"><text:span text:style-name="T2">lambda expressions and functional interfaces</text:span></text:a><text:span text:style-name="T11"> – as they're comprehensive topics that deserve a separate look.</text:span></text:p>
      <text:h text:style-name="P2" text:outline-level="2"><text:span text:style-name="Strong_20_Emphasis"><text:span text:style-name="T10">2. Interface Default and Static Methods</text:span></text:span></text:h>
      <text:section text:style-name="Sect1" text:name="interface">
        <text:p text:style-name="Text_20_body"/>
      </text:section>
      <text:p text:style-name="P8">Before Java 8, interfaces could have only public abstract methods. It was not possible to add new functionality to the existing interface without forcing all implementing classes to create an <text:soft-page-break/>implementation of the new methods, nor it was possible to create interface methods with an implementation.</text:p>
      <text:p text:style-name="P9"><text:span text:style-name="T11">Starting with Java 8, interfaces can have </text:span><text:span text:style-name="Emphasis"><text:span text:style-name="Strong_20_Emphasis"><text:span text:style-name="T12">static</text:span></text:span></text:span><text:span text:style-name="T11"> and </text:span><text:span text:style-name="Strong_20_Emphasis"><text:span text:style-name="Emphasis"><text:span text:style-name="T12">default</text:span></text:span></text:span><text:span text:style-name="T11"> methods that, despite being declared in an interface, have a defined behavior.</text:span></text:p>
      <text:section text:style-name="Sect1" text:name="baeldung_leaderboard_mid_1">
        <text:p text:style-name="P10"/>
        <text:section text:style-name="Sect1" text:name="google_ads_iframe_/15184186,7114245/baeldung_leaderboard_mid_1_0__container__">
          <text:p text:style-name="P10"/>
        </text:section>
      </text:section>
      <text:h text:style-name="P3" text:outline-level="3"><text:span text:style-name="Strong_20_Emphasis"><text:span text:style-name="T9">2.1. Static Method</text:span></text:span></text:h>
      <text:section text:style-name="Sect1" text:name="1-static-method">
        <text:p text:style-name="Text_20_body"/>
      </text:section>
      <text:p text:style-name="P9"><text:span text:style-name="T11">Consider the following method of the interface (let's call this interface </text:span><text:span text:style-name="Emphasis"><text:span text:style-name="T11">Vehicle</text:span></text:span><text:span text:style-name="T11">):</text:span></text:p>
      <text:p text:style-name="P5"><text:span text:style-name="Source_20_Text"><text:span text:style-name="T18">static</text:span></text:span><text:span text:style-name="Source_20_Text"><text:span text:style-name="T13"> String </text:span></text:span><text:span text:style-name="Source_20_Text"><text:span text:style-name="T5">producer</text:span></text:span><text:span text:style-name="Source_20_Text"><text:span text:style-name="T13">() {</text:span></text:span></text:p>
      <text:p text:style-name="P5"><text:span text:style-name="Source_20_Text"><text:span text:style-name="T14"><text:s text:c="4"/></text:span></text:span><text:span text:style-name="Source_20_Text"><text:span text:style-name="T18">return</text:span></text:span><text:span text:style-name="Source_20_Text"><text:span text:style-name="T13"> </text:span></text:span><text:span text:style-name="Source_20_Text"><text:span text:style-name="T19">"N&amp;F Vehicles"</text:span></text:span><text:span text:style-name="Source_20_Text"><text:span text:style-name="T13">;</text:span></text:span></text:p>
      <text:p text:style-name="P6"><text:span text:style-name="Source_20_Text"><text:span text:style-name="T13">}</text:span></text:span></text:p>
      <text:p text:style-name="P9"><text:span text:style-name="T11">The static </text:span><text:span text:style-name="Emphasis"><text:span text:style-name="T11">producer()</text:span></text:span><text:span text:style-name="T11"> method is available only through and inside of an interface. It can't be overridden by an implementing class.</text:span></text:p>
      <text:p text:style-name="P8">To call it outside the interface the standard approach for static method call should be used:</text:p>
      <text:p text:style-name="P6"><text:span text:style-name="Source_20_Text"><text:span text:style-name="T13">String producer = Vehicle.producer();</text:span></text:span></text:p>
      <text:h text:style-name="P3" text:outline-level="3"><text:span text:style-name="Strong_20_Emphasis"><text:span text:style-name="T9">2.2. Default Method</text:span></text:span></text:h>
      <text:section text:style-name="Sect1" text:name="2-default-method">
        <text:p text:style-name="Text_20_body"/>
      </text:section>
      <text:p text:style-name="P9"><text:span text:style-name="T11">Default methods are declared using the new </text:span><text:span text:style-name="Strong_20_Emphasis"><text:span text:style-name="Emphasis"><text:span text:style-name="T12">default </text:span></text:span></text:span><text:span text:style-name="Strong_20_Emphasis"><text:span text:style-name="T12">keyword</text:span></text:span><text:span text:style-name="T11">. These are accessible through the instance of the implementing class and can be overridden.</text:span></text:p>
      <text:p text:style-name="P9"><text:span text:style-name="T11">Let's add a </text:span><text:span text:style-name="Emphasis"><text:span text:style-name="T11">default</text:span></text:span><text:span text:style-name="T11"> method to our </text:span><text:span text:style-name="Emphasis"><text:span text:style-name="T11">Vehicle </text:span></text:span><text:span text:style-name="T11">interface, which will also make a call to the </text:span><text:span text:style-name="Emphasis"><text:span text:style-name="T11">static</text:span></text:span><text:span text:style-name="T11"> method of this interface:</text:span></text:p>
      <text:section text:style-name="Sect1" text:name="baeldung_leaderboard_mid_2">
        <text:p text:style-name="P10"/>
        <text:section text:style-name="Sect1" text:name="google_ads_iframe_/15184186,7114245/baeldung_leaderboard_mid_2_0__container__">
          <text:p text:style-name="P10"/>
        </text:section>
      </text:section>
      <text:p text:style-name="P5"><text:span text:style-name="Source_20_Text"><text:span text:style-name="T18">default</text:span></text:span><text:span text:style-name="Source_20_Text"><text:span text:style-name="T13"> String </text:span></text:span><text:span text:style-name="Source_20_Text"><text:span text:style-name="T5">getOverview</text:span></text:span><text:span text:style-name="Source_20_Text"><text:span text:style-name="T13">() {</text:span></text:span></text:p>
      <text:p text:style-name="P5"><text:span text:style-name="Source_20_Text"><text:span text:style-name="T14"><text:s text:c="4"/></text:span></text:span><text:span text:style-name="Source_20_Text"><text:span text:style-name="T18">return</text:span></text:span><text:span text:style-name="Source_20_Text"><text:span text:style-name="T13"> </text:span></text:span><text:span text:style-name="Source_20_Text"><text:span text:style-name="T19">"ATV made by "</text:span></text:span><text:span text:style-name="Source_20_Text"><text:span text:style-name="T13"> + producer();</text:span></text:span></text:p>
      <text:p text:style-name="P6"><text:soft-page-break/><text:span text:style-name="Source_20_Text"><text:span text:style-name="T13">}</text:span></text:span></text:p>
      <text:p text:style-name="P9"><text:span text:style-name="T11">Assume that this interface is implemented by the class </text:span><text:span text:style-name="Emphasis"><text:span text:style-name="T11">VehicleImpl. </text:span></text:span><text:span text:style-name="T11">For executing the </text:span><text:span text:style-name="Emphasis"><text:span text:style-name="T11">default</text:span></text:span><text:span text:style-name="T11"> method an instance of this class should be created:</text:span></text:p>
      <text:p text:style-name="P5"><text:span text:style-name="Source_20_Text"><text:span text:style-name="T13">Vehicle vehicle = </text:span></text:span><text:span text:style-name="Source_20_Text"><text:span text:style-name="T18">new</text:span></text:span><text:span text:style-name="Source_20_Text"><text:span text:style-name="T13"> VehicleImpl();</text:span></text:span></text:p>
      <text:p text:style-name="P6"><text:span text:style-name="Source_20_Text"><text:span text:style-name="T13">String overview = vehicle.getOverview();</text:span></text:span></text:p>
      <text:h text:style-name="P2" text:outline-level="2"><text:span text:style-name="Strong_20_Emphasis"><text:span text:style-name="T10">3. Method References</text:span></text:span></text:h>
      <text:section text:style-name="Sect1" text:name="method-references">
        <text:p text:style-name="Text_20_body"/>
      </text:section>
      <text:p text:style-name="P8">Method reference can be used as a shorter and more readable alternative for a lambda expression which only calls an existing method. There are four variants of method references.</text:p>
      <text:h text:style-name="P3" text:outline-level="3"><text:span text:style-name="Strong_20_Emphasis"><text:span text:style-name="T9">3.1. Reference to a Static Method</text:span></text:span></text:h>
      <text:section text:style-name="Sect1" text:name="1-reference-to-a-static-method">
        <text:p text:style-name="Text_20_body"/>
      </text:section>
      <text:p text:style-name="P9"><text:span text:style-name="T11">The reference to a static method holds the following syntax: </text:span><text:span text:style-name="Strong_20_Emphasis"><text:span text:style-name="Emphasis"><text:span text:style-name="T12">ContainingClass::methodName.</text:span></text:span></text:span></text:p>
      <text:p text:style-name="P9"><text:span text:style-name="T11">Let's try to count all empty strings in the </text:span><text:span text:style-name="Emphasis"><text:span text:style-name="T11">List&lt;String&gt;</text:span></text:span><text:span text:style-name="T11"> with help of Stream API.</text:span></text:p>
      <text:p text:style-name="P6"><text:span text:style-name="Source_20_Text"><text:span text:style-name="T18">boolean</text:span></text:span><text:span text:style-name="Source_20_Text"><text:span text:style-name="T13"> isReal = list.stream().anyMatch(u -&gt; User.isRealUser(u));</text:span></text:span></text:p>
      <text:p text:style-name="P9"><text:span text:style-name="T11">Take a closer look at lambda expression in the </text:span><text:span text:style-name="Emphasis"><text:span text:style-name="T11">anyMatch()</text:span></text:span><text:span text:style-name="T11"> method, it just makes a call to a static method </text:span><text:span text:style-name="Emphasis"><text:span text:style-name="T11">isRealUser(User user)</text:span></text:span><text:span text:style-name="T11"> of the </text:span><text:span text:style-name="Emphasis"><text:span text:style-name="T11">User </text:span></text:span><text:span text:style-name="T11">class. So it can be substituted with a reference to a static method:</text:span></text:p>
      <text:p text:style-name="P6"><text:span text:style-name="Source_20_Text"><text:span text:style-name="T18">boolean</text:span></text:span><text:span text:style-name="Source_20_Text"><text:span text:style-name="T13"> isReal = list.stream().anyMatch(User::isRealUser);</text:span></text:span></text:p>
      <text:p text:style-name="P8">This type of code looks much more informative.</text:p>
      <text:h text:style-name="P3" text:outline-level="3"><text:span text:style-name="Strong_20_Emphasis"><text:span text:style-name="T9">3.2. Reference to an Instance Method</text:span></text:span></text:h>
      <text:section text:style-name="Sect1" text:name="2-reference-to-an-instance-method">
        <text:p text:style-name="Text_20_body"/>
      </text:section>
      <text:p text:style-name="P9"><text:span text:style-name="T11">The reference to an instance method holds the following syntax:</text:span><text:span text:style-name="Strong_20_Emphasis"><text:span text:style-name="T11"> </text:span></text:span><text:span text:style-name="Strong_20_Emphasis"><text:span text:style-name="T12">c</text:span></text:span><text:span text:style-name="Strong_20_Emphasis"><text:span text:style-name="Emphasis"><text:span text:style-name="T12">ontainingInstance::methodName. </text:span></text:span></text:span><text:span text:style-name="T11">Following code calls method </text:span><text:span text:style-name="Emphasis"><text:span text:style-name="T11">isLegalName(String string) </text:span></text:span><text:span text:style-name="T11">of type </text:span><text:span text:style-name="Emphasis"><text:span text:style-name="T11">User </text:span></text:span><text:span text:style-name="T11">which validates an input parameter:</text:span></text:p>
      <text:p text:style-name="P5"><text:span text:style-name="Source_20_Text"><text:span text:style-name="T13">User user = </text:span></text:span><text:span text:style-name="Source_20_Text"><text:span text:style-name="T18">new</text:span></text:span><text:span text:style-name="Source_20_Text"><text:span text:style-name="T13"> User();</text:span></text:span></text:p>
      <text:p text:style-name="P6"><text:soft-page-break/><text:span text:style-name="Source_20_Text"><text:span text:style-name="T18">boolean</text:span></text:span><text:span text:style-name="Source_20_Text"><text:span text:style-name="T13"> isLegalName = list.stream().anyMatch(user::isLegalName);</text:span></text:span></text:p>
      <text:h text:style-name="P3" text:outline-level="3"><text:span text:style-name="Strong_20_Emphasis"><text:span text:style-name="T9">3.3. Reference to an Instance Method of an Object of a Particular Type</text:span></text:span></text:h>
      <text:section text:style-name="Sect1" text:name="3-reference-to-an-instance-method-of-an-object-of-a-particular-type">
        <text:p text:style-name="Text_20_body"/>
      </text:section>
      <text:p text:style-name="P9"><text:span text:style-name="T11">This reference method takes the following syntax:</text:span><text:span text:style-name="Strong_20_Emphasis"><text:span text:style-name="T11"> </text:span></text:span><text:span text:style-name="Strong_20_Emphasis"><text:span text:style-name="T12">C</text:span></text:span><text:span text:style-name="Strong_20_Emphasis"><text:span text:style-name="Emphasis"><text:span text:style-name="T12">ontainingType::methodName. </text:span></text:span></text:span><text:span text:style-name="T11">An example:</text:span></text:p>
      <text:p text:style-name="P6"><text:span text:style-name="Source_20_Text"><text:span text:style-name="T18">long</text:span></text:span><text:span text:style-name="Source_20_Text"><text:span text:style-name="T13"> count = list.stream().filter(String::isEmpty).count();</text:span></text:span></text:p>
      <text:h text:style-name="P3" text:outline-level="3"><text:span text:style-name="Strong_20_Emphasis"><text:span text:style-name="T9">3.4. Reference to a Constructor</text:span></text:span></text:h>
      <text:section text:style-name="Sect1" text:name="4-reference-to-a-constructor">
        <text:p text:style-name="Text_20_body"/>
      </text:section>
      <text:p text:style-name="P9"><text:span text:style-name="T11">A reference to a constructor takes the following syntax:</text:span><text:span text:style-name="Strong_20_Emphasis"><text:span text:style-name="T11"> </text:span></text:span><text:span text:style-name="Strong_20_Emphasis"><text:span text:style-name="T12">ClassName</text:span></text:span><text:span text:style-name="Strong_20_Emphasis"><text:span text:style-name="Emphasis"><text:span text:style-name="T12">::new. </text:span></text:span></text:span><text:span text:style-name="T11">As constructor in Java is a special method, method reference could be applied to it too with the help of </text:span><text:span text:style-name="Strong_20_Emphasis"><text:span text:style-name="Emphasis"><text:span text:style-name="T12">new</text:span></text:span></text:span><text:span text:style-name="Strong_20_Emphasis"><text:span text:style-name="T12"> </text:span></text:span><text:span text:style-name="T11">as a method name</text:span><text:span text:style-name="T15">.</text:span></text:p>
      <text:p text:style-name="P6"><text:span text:style-name="Source_20_Text"><text:span text:style-name="T13">Stream&lt;User&gt; stream = list.stream().map(User::</text:span></text:span><text:span text:style-name="Source_20_Text"><text:span text:style-name="T18">new</text:span></text:span><text:span text:style-name="Source_20_Text"><text:span text:style-name="T13">);</text:span></text:span></text:p>
      <text:h text:style-name="P2" text:outline-level="2"><text:span text:style-name="Strong_20_Emphasis"><text:span text:style-name="T10">4. </text:span></text:span><text:span text:style-name="Emphasis"><text:span text:style-name="Strong_20_Emphasis"><text:span text:style-name="T10">Optional&lt;T&gt;</text:span></text:span></text:span></text:h>
      <text:section text:style-name="Sect1" text:name="optional">
        <text:p text:style-name="Text_20_body"/>
      </text:section>
      <text:p text:style-name="P9"><text:span text:style-name="T11">Before Java 8 developers had to carefully validate values they referred to, because of a possibility of throwing the </text:span><text:span text:style-name="Emphasis"><text:span text:style-name="T11">NullPointerException (NPE)</text:span></text:span><text:span text:style-name="T11">. All these checks demanded a pretty annoying and error-prone boilerplate code.</text:span></text:p>
      <text:p text:style-name="P9"><text:span text:style-name="T11">Java 8 </text:span><text:span text:style-name="Emphasis"><text:span text:style-name="T11">Optional&lt;T&gt;</text:span></text:span><text:span text:style-name="T11"> class can help to handle situations where there is a possibility of getting the </text:span><text:span text:style-name="Emphasis"><text:span text:style-name="T11">NPE. </text:span></text:span><text:span text:style-name="T11">It works as a container for the object of type </text:span><text:span text:style-name="Emphasis"><text:span text:style-name="T11">T. </text:span></text:span><text:span text:style-name="T11">It can return a value of this object if this value is not a </text:span><text:span text:style-name="Emphasis"><text:span text:style-name="T11">null</text:span></text:span><text:span text:style-name="T11">. When the value inside this container is </text:span><text:span text:style-name="Emphasis"><text:span text:style-name="T11">null</text:span></text:span><text:span text:style-name="T11"> it allows doing some predefined actions instead of throwing </text:span><text:span text:style-name="Emphasis"><text:span text:style-name="T11">NPE.</text:span></text:span></text:p>
      <text:h text:style-name="P3" text:outline-level="3"><text:span text:style-name="Strong_20_Emphasis"><text:span text:style-name="T9">4.1. Creation of the </text:span></text:span><text:span text:style-name="Strong_20_Emphasis"><text:span text:style-name="Emphasis"><text:span text:style-name="T9">Optional&lt;T&gt;</text:span></text:span></text:span></text:h>
      <text:section text:style-name="Sect1" text:name="1-creation-of-the-optionallttgt">
        <text:p text:style-name="Text_20_body"/>
      </text:section>
      <text:p text:style-name="P9"><text:span text:style-name="T11">An instance of the </text:span><text:span text:style-name="Emphasis"><text:span text:style-name="T11">Optional</text:span></text:span><text:span text:style-name="T11"> class can be created with the help of its static methods:</text:span></text:p>
      <text:p text:style-name="P6"><text:span text:style-name="Source_20_Text"><text:span text:style-name="T13">Optional&lt;String&gt; optional = Optional.empty();</text:span></text:span></text:p>
      <text:p text:style-name="P9"><text:soft-page-break/><text:span text:style-name="T11">Returns an empty </text:span><text:span text:style-name="Emphasis"><text:span text:style-name="T11">Optional.</text:span></text:span></text:p>
      <text:p text:style-name="P5"><text:span text:style-name="Source_20_Text"><text:span text:style-name="T13">String str = </text:span></text:span><text:span text:style-name="Source_20_Text"><text:span text:style-name="T19">"value"</text:span></text:span><text:span text:style-name="Source_20_Text"><text:span text:style-name="T13">;</text:span></text:span></text:p>
      <text:p text:style-name="P6"><text:span text:style-name="Source_20_Text"><text:span text:style-name="T13">Optional&lt;String&gt; optional = Optional.of(str);</text:span></text:span></text:p>
      <text:p text:style-name="P9"><text:span text:style-name="T11">Returns an </text:span><text:span text:style-name="Emphasis"><text:span text:style-name="T11">Optional</text:span></text:span><text:span text:style-name="T11"> which contains a non-null value.</text:span></text:p>
      <text:p text:style-name="P6"><text:span text:style-name="Source_20_Text"><text:span text:style-name="T13">Optional&lt;String&gt; optional = Optional.ofNullable(getString());</text:span></text:span></text:p>
      <text:p text:style-name="P9"><text:span text:style-name="T11">Will return an </text:span><text:span text:style-name="Emphasis"><text:span text:style-name="T11">Optional </text:span></text:span><text:span text:style-name="T11">with a specific value or an empty </text:span><text:span text:style-name="Emphasis"><text:span text:style-name="T11">Optional</text:span></text:span><text:span text:style-name="T11"> if the parameter is </text:span><text:span text:style-name="Emphasis"><text:span text:style-name="T11">null.</text:span></text:span></text:p>
      <text:h text:style-name="P3" text:outline-level="3"><text:span text:style-name="Strong_20_Emphasis"><text:span text:style-name="T9">4.2.</text:span></text:span><text:span text:style-name="Strong_20_Emphasis"><text:span text:style-name="Emphasis"><text:span text:style-name="T9"> Optional&lt;T&gt; Usage</text:span></text:span></text:span></text:h>
      <text:section text:style-name="Sect1" text:name="2-optionallttgt-usage">
        <text:p text:style-name="Text_20_body"/>
      </text:section>
      <text:p text:style-name="P9"><text:span text:style-name="T11">For example, you expect to get a </text:span><text:span text:style-name="Emphasis"><text:span text:style-name="T11">List&lt;String&gt;</text:span></text:span><text:span text:style-name="T11"> and in the case of </text:span><text:span text:style-name="Emphasis"><text:span text:style-name="T11">null</text:span></text:span><text:span text:style-name="T11"> you want to substitute it with a new instance of an </text:span><text:span text:style-name="Emphasis"><text:span text:style-name="T11">ArrayList&lt;String&gt;. W</text:span></text:span><text:span text:style-name="T11">ith pre-Java 8's code you need to do something like this:</text:span></text:p>
      <text:p text:style-name="P5"><text:span text:style-name="Source_20_Text"><text:span text:style-name="T13">List&lt;String&gt; list = getList();</text:span></text:span></text:p>
      <text:p text:style-name="P6"><text:span text:style-name="Source_20_Text"><text:span text:style-name="T13">List&lt;String&gt; listOpt = list != </text:span></text:span><text:span text:style-name="Source_20_Text"><text:span text:style-name="T18">null</text:span></text:span><text:span text:style-name="Source_20_Text"><text:span text:style-name="T13"> ? list : </text:span></text:span><text:span text:style-name="Source_20_Text"><text:span text:style-name="T18">new</text:span></text:span><text:span text:style-name="Source_20_Text"><text:span text:style-name="T13"> ArrayList&lt;&gt;();</text:span></text:span></text:p>
      <text:p text:style-name="P8">With Java 8 the same functionality can be achieved with a much shorter code:</text:p>
      <text:p text:style-name="P6"><text:span text:style-name="Source_20_Text"><text:span text:style-name="T13">List&lt;String&gt; listOpt = getList().orElseGet(() -&gt; </text:span></text:span><text:span text:style-name="Source_20_Text"><text:span text:style-name="T18">new</text:span></text:span><text:span text:style-name="Source_20_Text"><text:span text:style-name="T13"> ArrayList&lt;&gt;());</text:span></text:span></text:p>
      <text:p text:style-name="P9"><text:span text:style-name="T11">There is even more boilerplate code when you need to reach some object's field in the old way. Assume you have an object of type </text:span><text:span text:style-name="Emphasis"><text:span text:style-name="T11">User </text:span></text:span><text:span text:style-name="T11">which has a field of type </text:span><text:span text:style-name="T15">Address </text:span><text:span text:style-name="T11">with a field s</text:span><text:span text:style-name="T15">treet </text:span><text:span text:style-name="T11">of type </text:span><text:span text:style-name="Emphasis"><text:span text:style-name="T11">String. </text:span></text:span><text:span text:style-name="T11">And for some reason you need to return a value of the </text:span><text:span text:style-name="Emphasis"><text:span text:style-name="T11">street </text:span></text:span><text:span text:style-name="T11">field if some exist or a default value if </text:span><text:span text:style-name="Emphasis"><text:span text:style-name="T11">street </text:span></text:span><text:span text:style-name="T11">is </text:span><text:span text:style-name="Emphasis"><text:span text:style-name="T11">null</text:span></text:span><text:span text:style-name="T11">:</text:span></text:p>
      <text:p text:style-name="P5"><text:span text:style-name="Source_20_Text"><text:span text:style-name="T13">User user = getUser();</text:span></text:span></text:p>
      <text:p text:style-name="P5"><text:span text:style-name="Source_20_Text"><text:span text:style-name="T18">if</text:span></text:span><text:span text:style-name="Source_20_Text"><text:span text:style-name="T13"> (user != </text:span></text:span><text:span text:style-name="Source_20_Text"><text:span text:style-name="T18">null</text:span></text:span><text:span text:style-name="Source_20_Text"><text:span text:style-name="T13">) {</text:span></text:span></text:p>
      <text:p text:style-name="P5"><text:span text:style-name="Source_20_Text"><text:span text:style-name="T14"><text:s text:c="4"/></text:span></text:span><text:span text:style-name="Source_20_Text"><text:span text:style-name="T13">Address address = user.getAddress();</text:span></text:span></text:p>
      <text:p text:style-name="P5"><text:span text:style-name="Source_20_Text"><text:span text:style-name="T14"><text:s text:c="4"/></text:span></text:span><text:span text:style-name="Source_20_Text"><text:span text:style-name="T18">if</text:span></text:span><text:span text:style-name="Source_20_Text"><text:span text:style-name="T13"> (address != </text:span></text:span><text:span text:style-name="Source_20_Text"><text:span text:style-name="T18">null</text:span></text:span><text:span text:style-name="Source_20_Text"><text:span text:style-name="T13">) {</text:span></text:span></text:p>
      <text:p text:style-name="P5"><text:span text:style-name="Source_20_Text"><text:span text:style-name="T14"><text:s text:c="8"/></text:span></text:span><text:span text:style-name="Source_20_Text"><text:span text:style-name="T13">String street = address.getStreet();</text:span></text:span></text:p>
      <text:p text:style-name="P5"><text:span text:style-name="Source_20_Text"><text:span text:style-name="T14"><text:s text:c="8"/></text:span></text:span><text:span text:style-name="Source_20_Text"><text:span text:style-name="T18">if</text:span></text:span><text:span text:style-name="Source_20_Text"><text:span text:style-name="T13"> (street != </text:span></text:span><text:span text:style-name="Source_20_Text"><text:span text:style-name="T18">null</text:span></text:span><text:span text:style-name="Source_20_Text"><text:span text:style-name="T13">) {</text:span></text:span></text:p>
      <text:p text:style-name="P5"><text:span text:style-name="Source_20_Text"><text:span text:style-name="T14"><text:s text:c="12"/></text:span></text:span><text:span text:style-name="Source_20_Text"><text:span text:style-name="T18">return</text:span></text:span><text:span text:style-name="Source_20_Text"><text:span text:style-name="T13"> street;</text:span></text:span></text:p>
      <text:p text:style-name="P5"><text:span text:style-name="Source_20_Text"><text:span text:style-name="T14"><text:s text:c="8"/></text:span></text:span><text:span text:style-name="Source_20_Text"><text:span text:style-name="T13">}</text:span></text:span></text:p>
      <text:p text:style-name="P5"><text:span text:style-name="Source_20_Text"><text:span text:style-name="T14"><text:s text:c="4"/></text:span></text:span><text:span text:style-name="Source_20_Text"><text:span text:style-name="T13">}</text:span></text:span></text:p>
      <text:p text:style-name="P5"><text:span text:style-name="Source_20_Text"><text:span text:style-name="T13">}</text:span></text:span></text:p>
      <text:p text:style-name="P6"><text:span text:style-name="Source_20_Text"><text:span text:style-name="T18">return</text:span></text:span><text:span text:style-name="Source_20_Text"><text:span text:style-name="T13"> </text:span></text:span><text:span text:style-name="Source_20_Text"><text:span text:style-name="T19">"not specified"</text:span></text:span><text:span text:style-name="Source_20_Text"><text:span text:style-name="T13">;</text:span></text:span></text:p>
      <text:p text:style-name="P9"><text:soft-page-break/><text:span text:style-name="T11">This can be simplified with </text:span><text:span text:style-name="Emphasis"><text:span text:style-name="T11">Optional:</text:span></text:span></text:p>
      <text:p text:style-name="P5"><text:span text:style-name="Source_20_Text"><text:span text:style-name="T13">Optional&lt;User&gt; user = Optional.ofNullable(getUser());</text:span></text:span></text:p>
      <text:p text:style-name="P5"><text:span text:style-name="Source_20_Text"><text:span text:style-name="T13">String result = user</text:span></text:span></text:p>
      <text:p text:style-name="P5"><text:span text:style-name="Source_20_Text"><text:span text:style-name="T14"><text:s text:c="2"/></text:span></text:span><text:span text:style-name="Source_20_Text"><text:span text:style-name="T13">.map(User::getAddress)</text:span></text:span></text:p>
      <text:p text:style-name="P5"><text:span text:style-name="Source_20_Text"><text:span text:style-name="T14"><text:s text:c="2"/></text:span></text:span><text:span text:style-name="Source_20_Text"><text:span text:style-name="T13">.map(Address::getStreet)</text:span></text:span></text:p>
      <text:p text:style-name="P6"><text:span text:style-name="Source_20_Text"><text:span text:style-name="T14"><text:s text:c="2"/></text:span></text:span><text:span text:style-name="Source_20_Text"><text:span text:style-name="T13">.orElse(</text:span></text:span><text:span text:style-name="Source_20_Text"><text:span text:style-name="T19">"not specified"</text:span></text:span><text:span text:style-name="Source_20_Text"><text:span text:style-name="T13">);</text:span></text:span></text:p>
      <text:p text:style-name="P9"><text:span text:style-name="T11">In this example we used the </text:span><text:span text:style-name="Emphasis"><text:span text:style-name="T11">map()</text:span></text:span><text:span text:style-name="T11"> method to convert results of calling the </text:span><text:span text:style-name="Emphasis"><text:span text:style-name="T11">getAdress() </text:span></text:span><text:span text:style-name="T11">to the </text:span><text:span text:style-name="Emphasis"><text:span text:style-name="T11">Optional&lt;Address&gt; </text:span></text:span><text:span text:style-name="T11">and </text:span><text:span text:style-name="Emphasis"><text:span text:style-name="T11">getStreet()</text:span></text:span><text:span text:style-name="T11"> to </text:span><text:span text:style-name="Emphasis"><text:span text:style-name="T11">Optional&lt;String&gt;. </text:span></text:span><text:span text:style-name="T11">If any of these methods returned </text:span><text:span text:style-name="Emphasis"><text:span text:style-name="T11">null </text:span></text:span><text:span text:style-name="T11">the </text:span><text:span text:style-name="Emphasis"><text:span text:style-name="T11">map()</text:span></text:span><text:span text:style-name="T11"> method would return an empty </text:span><text:span text:style-name="Emphasis"><text:span text:style-name="T11">Optional.</text:span></text:span></text:p>
      <text:p text:style-name="P9"><text:span text:style-name="T11">Imagine that our getters return </text:span><text:span text:style-name="Emphasis"><text:span text:style-name="T11">Optional&lt;T&gt;. </text:span></text:span><text:span text:style-name="T11">So, we should use the </text:span><text:span text:style-name="Emphasis"><text:span text:style-name="T11">flatMap() </text:span></text:span><text:span text:style-name="T11">method instead of the </text:span><text:span text:style-name="Emphasis"><text:span text:style-name="T11">map():</text:span></text:span></text:p>
      <text:p text:style-name="P5"><text:span text:style-name="Source_20_Text"><text:span text:style-name="T13">Optional&lt;OptionalUser&gt; optionalUser = Optional.ofNullable(getOptionalUser());</text:span></text:span></text:p>
      <text:p text:style-name="P5"><text:span text:style-name="Source_20_Text"><text:span text:style-name="T13">String result = optionalUser</text:span></text:span></text:p>
      <text:p text:style-name="P5"><text:span text:style-name="Source_20_Text"><text:span text:style-name="T14"><text:s text:c="2"/></text:span></text:span><text:span text:style-name="Source_20_Text"><text:span text:style-name="T13">.flatMap(OptionalUser::getAddress)</text:span></text:span></text:p>
      <text:p text:style-name="P5"><text:span text:style-name="Source_20_Text"><text:span text:style-name="T14"><text:s text:c="2"/></text:span></text:span><text:span text:style-name="Source_20_Text"><text:span text:style-name="T13">.flatMap(OptionalAddress::getStreet)</text:span></text:span></text:p>
      <text:p text:style-name="P6"><text:span text:style-name="Source_20_Text"><text:span text:style-name="T14"><text:s text:c="2"/></text:span></text:span><text:span text:style-name="Source_20_Text"><text:span text:style-name="T13">.orElse(</text:span></text:span><text:span text:style-name="Source_20_Text"><text:span text:style-name="T19">"not specified"</text:span></text:span><text:span text:style-name="Source_20_Text"><text:span text:style-name="T13">);</text:span></text:span></text:p>
      <text:p text:style-name="P9"><text:span text:style-name="T11">Another use case of </text:span><text:span text:style-name="Emphasis"><text:span text:style-name="T11">Optional</text:span></text:span><text:span text:style-name="T11"> is changing </text:span><text:span text:style-name="Emphasis"><text:span text:style-name="T11">NPE </text:span></text:span><text:span text:style-name="T11">with another exception. So, as we did previously, let's try to do this in pre-Java 8's style:</text:span></text:p>
      <text:p text:style-name="P5"><text:span text:style-name="Source_20_Text"><text:span text:style-name="T13">String value = </text:span></text:span><text:span text:style-name="Source_20_Text"><text:span text:style-name="T18">null</text:span></text:span><text:span text:style-name="Source_20_Text"><text:span text:style-name="T13">;</text:span></text:span></text:p>
      <text:p text:style-name="P5"><text:span text:style-name="Source_20_Text"><text:span text:style-name="T13">String result = </text:span></text:span><text:span text:style-name="Source_20_Text"><text:span text:style-name="T19">""</text:span></text:span><text:span text:style-name="Source_20_Text"><text:span text:style-name="T13">;</text:span></text:span></text:p>
      <text:p text:style-name="P5"><text:span text:style-name="Source_20_Text"><text:span text:style-name="T18">try</text:span></text:span><text:span text:style-name="Source_20_Text"><text:span text:style-name="T13"> {</text:span></text:span></text:p>
      <text:p text:style-name="P5"><text:span text:style-name="Source_20_Text"><text:span text:style-name="T14"><text:s text:c="4"/></text:span></text:span><text:span text:style-name="Source_20_Text"><text:span text:style-name="T13">result = value.toUpperCase();</text:span></text:span></text:p>
      <text:p text:style-name="P5"><text:span text:style-name="Source_20_Text"><text:span text:style-name="T13">} </text:span></text:span><text:span text:style-name="Source_20_Text"><text:span text:style-name="T18">catch</text:span></text:span><text:span text:style-name="Source_20_Text"><text:span text:style-name="T13"> (NullPointerException exception) {</text:span></text:span></text:p>
      <text:p text:style-name="P5"><text:span text:style-name="Source_20_Text"><text:span text:style-name="T14"><text:s text:c="4"/></text:span></text:span><text:span text:style-name="Source_20_Text"><text:span text:style-name="T18">throw</text:span></text:span><text:span text:style-name="Source_20_Text"><text:span text:style-name="T13"> </text:span></text:span><text:span text:style-name="Source_20_Text"><text:span text:style-name="T18">new</text:span></text:span><text:span text:style-name="Source_20_Text"><text:span text:style-name="T13"> CustomException();</text:span></text:span></text:p>
      <text:p text:style-name="P6"><text:span text:style-name="Source_20_Text"><text:span text:style-name="T13">}</text:span></text:span></text:p>
      <text:p text:style-name="P9"><text:span text:style-name="T11">And what if we use </text:span><text:span text:style-name="Emphasis"><text:span text:style-name="T11">Optional&lt;String&gt;</text:span></text:span><text:span text:style-name="T11">? The answer is more readable and simpler:</text:span></text:p>
      <text:p text:style-name="P5"><text:span text:style-name="Source_20_Text"><text:span text:style-name="T13">String value = </text:span></text:span><text:span text:style-name="Source_20_Text"><text:span text:style-name="T18">null</text:span></text:span><text:span text:style-name="Source_20_Text"><text:span text:style-name="T13">;</text:span></text:span></text:p>
      <text:p text:style-name="P5"><text:span text:style-name="Source_20_Text"><text:span text:style-name="T13">Optional&lt;String&gt; valueOpt = Optional.ofNullable(value);</text:span></text:span></text:p>
      <text:p text:style-name="P6"><text:span text:style-name="Source_20_Text"><text:span text:style-name="T13">String result = valueOpt.orElseThrow(CustomException::</text:span></text:span><text:span text:style-name="Source_20_Text"><text:span text:style-name="T18">new</text:span></text:span><text:span text:style-name="Source_20_Text"><text:span text:style-name="T13">).toUpperCase();</text:span></text:span></text:p>
      <text:p text:style-name="P9"><text:span text:style-name="T11">Notice, that how and for what purpose to use </text:span><text:span text:style-name="Emphasis"><text:span text:style-name="T11">Optional</text:span></text:span><text:span text:style-name="T11"> in your app is a serious and controversial design decision, and explanation of its all pros and cons is out of the scope of this article. If you are interested, </text:span><text:soft-page-break/><text:span text:style-name="T11">you can dig deeper, there are plenty of interesting articles on the Internet devoted to this problem. </text:span><text:a xlink:type="simple" xlink:href="http://blog.joda.org/2014/11/optional-in-java-se-8.html" text:style-name="Internet_20_link" text:visited-style-name="Visited_20_Internet_20_Link"><text:span text:style-name="T2">This one</text:span></text:a><text:span text:style-name="T11"> and </text:span><text:a xlink:type="simple" xlink:href="http://blog.joda.org/2015/08/java-se-8-optional-pragmatic-approach.html" text:style-name="Internet_20_link" text:visited-style-name="Visited_20_Internet_20_Link"><text:span text:style-name="T2">this another one</text:span></text:a><text:span text:style-name="T11"> could be very helpful.</text:span></text:p>
      <text:h text:style-name="P2" text:outline-level="2"><text:span text:style-name="Strong_20_Emphasis"><text:span text:style-name="T10">5. Conclusion</text:span></text:span></text:h>
      <text:section text:style-name="Sect1" text:name="conclusion">
        <text:p text:style-name="Text_20_body"/>
      </text:section>
      <text:p text:style-name="P8">In this article, we are briefly discussing some interesting new features in Java 8.</text:p>
      <text:p text:style-name="P8">There are of course many other additions and improvements which are spread across many Java 8 JDK packages and classes.</text:p>
      <text:p text:style-name="P8">But, the information illustrated in this article is a good starting point for exploring and learning about some of these new features.</text:p>
      <text:p text:style-name="P9"><text:span text:style-name="T11">Finally, all the source code for the article is available </text:span><text:a xlink:type="simple" xlink:href="https://github.com/eugenp/tutorials/tree/master/core-java-modules/core-java-8" text:style-name="Internet_20_link" text:visited-style-name="Visited_20_Internet_20_Link"><text:span text:style-name="T2">over on GitHub.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"/>
    <style:font-face style:name="Segoe UI" svg:font-family="'Segoe UI'" style:font-family-generic="system" style:font-pitch="variable"/>
    <style:font-face style:name="Source Code Pro" svg:font-family="'Source Code Pro', Consolas, 'Bitstream Vera Sans Mono', 'Courier New', Courier, monospac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6T10:48:59.094000000</dc:date>
    <meta:editing-duration>PT13H34M6S</meta:editing-duration>
    <meta:editing-cycles>9</meta:editing-cycles>
    <meta:generator>LibreOffice/7.2.0.4$Windows_X86_64 LibreOffice_project/9a9c6381e3f7a62afc1329bd359cc48accb6435b</meta:generator>
    <meta:document-statistic meta:table-count="0" meta:image-count="0" meta:object-count="0" meta:page-count="7" meta:paragraph-count="111" meta:word-count="1188" meta:character-count="7705" meta:non-whitespace-character-count="6553"/>
  </office:meta>
</office:document-meta>
</file>